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oprobe 16.05.18</text:p>
      <text:p text:style-name="Standard"/>
      <text:p text:style-name="Standard">Thema: Gegenstände/ Weniger reden</text:p>
      <text:p text:style-name="Standard"/>
      <text:p text:style-name="Standard"/>
      <text:p text:style-name="P2">Aufwärmen:</text:p>
      <text:p text:style-name="Standard"/>
      <text:p text:style-name="Standard">In Paaren Hindernislauf</text:p>
      <text:p text:style-name="Standard"/>
      <text:p text:style-name="Standard">Wünsche Baum</text:p>
      <text:p text:style-name="Standard"/>
      <text:p text:style-name="Standard">Realen Gegenstand (Ball) im Kreis herum geben, der für jeden etwas anderes darstellt, damit interagieren bis die anderen den Gegenstand erraten</text:p>
      <text:p text:style-name="Standard"/>
      <text:p text:style-name="P2">Spiele:</text:p>
      <text:p text:style-name="P2"/>
      <text:p text:style-name="P3">2 Spieler: Normale Szene, jedes mal, wenn man den Ball aufhebt/ vom anderen Spieler erhält, muss man mit einem neuen Gegenstand interagieren</text:p>
      <text:p text:style-name="P3"/>
      <text:p text:style-name="P3">3 Spieler: Nur wer den Ball hat darf reden</text:p>
      <text:p text:style-name="P3"/>
      <text:p text:style-name="P3">3 Spieler: Maximal 2 Sätze am Stück sagen</text:p>
      <text:p text:style-name="P3"/>
      <text:p text:style-name="P3">Rück-Vorwärts (2 Spieler) Szene läuft normal, bis ein Zuschauer „rückwärts“ sagt, dann muss rückwärts gespielt werden (vorwärts: Hey! Wie geht es dir? - gut, danke, und dir? Rückwärts: Gut, danke, und dir? - Wie geht es dir? Hey!), bis ein Zuschauer wieder „vorwärts“ sagt.</text:p>
      <text:p text:style-name="P3"/>
      <text:p text:style-name="P3">Speed-Abklatschen (sobald, ein Witz gefallen/ ein Konflikt entstanden ist, direkt abklatschen, nicht mehr als 30s pro Szene)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ie Felder</meta:initial-creator>
    <meta:creation-date>2018-05-21T20:52:29.56</meta:creation-date>
    <meta:document-statistic meta:table-count="0" meta:image-count="0" meta:object-count="0" meta:page-count="1" meta:paragraph-count="12" meta:word-count="134" meta:character-count="868"/>
    <dc:date>2018-05-21T21:05:35.94</dc:date>
    <dc:creator>Leonie Felder</dc:creator>
    <meta:editing-duration>PT13M9S</meta:editing-duration>
    <meta:editing-cycles>1</meta:editing-cycles>
    <meta:generator>OpenOffice/4.1.1$Win32 OpenOffice.org_project/411m6$Build-9775</meta:generator>
  </office:meta>
</office:document-meta>
</file>